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3a0bf" officeooo:paragraph-rsid="0013a0bf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2pt" fo:language="fr" fo:country="FR" style:text-underline-style="none" officeooo:rsid="0013a0bf" officeooo:paragraph-rsid="0013a0bf" style:font-size-asian="10.5pt" style:font-size-complex="12pt"/>
    </style:style>
    <style:style style:name="P3" style:family="paragraph" style:parent-style-name="Text_20_body">
      <style:text-properties fo:language="fr" fo:country="FR" style:text-underline-style="none" officeooo:rsid="0013a0bf" officeooo:paragraph-rsid="0013a0bf"/>
    </style:style>
    <style:style style:name="P4" style:family="paragraph" style:parent-style-name="Text_20_body">
      <style:text-properties style:text-underline-style="solid" style:text-underline-width="auto" style:text-underline-color="font-color" officeooo:rsid="0013a0bf"/>
    </style:style>
    <style:style style:name="P5" style:family="paragraph" style:parent-style-name="Text_20_body">
      <style:text-properties fo:font-size="12pt" fo:language="fr" fo:country="FR" style:text-underline-style="none" officeooo:rsid="0013a0bf" style:font-size-asian="10.5pt" style:font-size-complex="12pt"/>
    </style:style>
    <style:style style:name="P6" style:family="paragraph" style:parent-style-name="Text_20_body">
      <style:text-properties officeooo:paragraph-rsid="0013a0bf"/>
    </style:style>
    <style:style style:name="P7" style:family="paragraph" style:parent-style-name="Text_20_body">
      <style:text-properties officeooo:paragraph-rsid="0016296a"/>
    </style:style>
    <style:style style:name="P8" style:family="paragraph" style:parent-style-name="Quotations">
      <style:paragraph-properties fo:margin-left="0cm" fo:margin-top="0cm" fo:margin-bottom="0.247cm" style:contextual-spacing="false" fo:line-height="115%" fo:text-align="start" style:justify-single-word="false" fo:text-indent="0cm" style:auto-text-indent="false"/>
      <style:text-properties officeooo:rsid="00154a3d" officeooo:paragraph-rsid="00154a3d"/>
    </style:style>
    <style:style style:name="P9" style:family="paragraph" style:parent-style-name="Quotations">
      <style:paragraph-properties fo:margin-left="0cm" fo:margin-top="0cm" fo:margin-bottom="0.247cm" style:contextual-spacing="false" fo:line-height="115%" fo:text-align="start" style:justify-single-word="false" fo:text-indent="0cm" style:auto-text-indent="false"/>
      <style:text-properties officeooo:paragraph-rsid="0016296a"/>
    </style:style>
    <style:style style:name="P10" style:family="paragraph" style:parent-style-name="Quotations">
      <style:paragraph-properties fo:margin-left="0cm" fo:margin-top="0cm" fo:margin-bottom="0.247cm" style:contextual-spacing="false" fo:line-height="115%" fo:text-align="start" style:justify-single-word="false" fo:text-indent="0cm" style:auto-text-indent="false"/>
    </style:style>
    <style:style style:name="P11" style:family="paragraph" style:parent-style-name="Text_20_body">
      <style:text-properties officeooo:paragraph-rsid="00154a3d"/>
    </style:style>
    <style:style style:name="P12" style:family="paragraph" style:parent-style-name="Text_20_body">
      <style:text-properties officeooo:rsid="0017e16a" officeooo:paragraph-rsid="0017e16a"/>
    </style:style>
    <style:style style:name="P13" style:family="paragraph" style:parent-style-name="Text_20_body">
      <style:text-properties officeooo:rsid="00154a3d" officeooo:paragraph-rsid="00154a3d"/>
    </style:style>
    <style:style style:name="P14" style:family="paragraph" style:parent-style-name="Quotations">
      <style:paragraph-properties fo:margin-left="0cm" fo:margin-top="0cm" fo:margin-bottom="0.247cm" style:contextual-spacing="false" fo:line-height="115%" fo:text-indent="0cm" style:auto-text-indent="false"/>
      <style:text-properties officeooo:rsid="00154a3d"/>
    </style:style>
    <style:style style:name="P15" style:family="paragraph" style:parent-style-name="Quotations">
      <style:paragraph-properties fo:margin-left="0cm" fo:margin-top="0cm" fo:margin-bottom="0.247cm" style:contextual-spacing="false" fo:line-height="115%" fo:text-indent="0cm" style:auto-text-indent="false"/>
      <style:text-properties officeooo:rsid="0016296a" officeooo:paragraph-rsid="0016296a"/>
    </style:style>
    <style:style style:name="P16" style:family="paragraph" style:parent-style-name="Quotations">
      <style:paragraph-properties fo:margin-left="0cm" fo:margin-top="0cm" fo:margin-bottom="0.247cm" style:contextual-spacing="false" fo:line-height="115%" fo:text-indent="0cm" style:auto-text-indent="false"/>
      <style:text-properties officeooo:rsid="00154a3d" officeooo:paragraph-rsid="00154a3d"/>
    </style:style>
    <style:style style:name="P17" style:family="paragraph" style:parent-style-name="Text_20_body">
      <style:text-properties officeooo:paragraph-rsid="0019910b"/>
    </style:style>
    <style:style style:name="T1" style:family="text">
      <style:text-properties officeooo:rsid="0017e16a"/>
    </style:style>
    <style:style style:name="T2" style:family="text">
      <style:text-properties fo:language="fr" fo:country="FR" style:text-underline-style="none"/>
    </style:style>
    <style:style style:name="T3" style:family="text">
      <style:text-properties fo:language="fr" fo:country="FR" style:text-underline-style="none" fo:font-weight="normal" style:font-weight-asian="normal" style:font-weight-complex="normal"/>
    </style:style>
    <style:style style:name="T4" style:family="text">
      <style:text-properties fo:font-size="12pt" fo:language="fr" fo:country="FR" style:text-underline-style="none" officeooo:rsid="0013a0bf" style:font-size-asian="10.5pt" style:font-size-complex="12pt"/>
    </style:style>
    <style:style style:name="T5" style:family="text">
      <style:text-properties fo:font-size="12pt" fo:language="fr" fo:country="FR" style:text-underline-style="none" officeooo:rsid="0017e16a" style:font-size-asian="10.5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54a3d" style:font-weight-asian="normal" style:font-weight-complex="normal"/>
    </style:style>
    <style:style style:name="T8" style:family="text">
      <style:text-properties fo:font-weight="normal" officeooo:rsid="0017e16a" style:font-weight-asian="normal" style:font-weight-complex="normal"/>
    </style:style>
    <style:style style:name="T9" style:family="text">
      <style:text-properties officeooo:rsid="00154a3d"/>
    </style:style>
    <style:style style:name="T10" style:family="text">
      <style:text-properties fo:font-weight="normal" officeooo:rsid="0016296a" style:font-weight-asian="normal" style:font-weight-complex="normal"/>
    </style:style>
    <style:style style:name="T11" style:family="text">
      <style:text-properties officeooo:rsid="0016296a"/>
    </style:style>
    <style:style style:name="T12" style:family="text">
      <style:text-properties officeooo:rsid="0017d42c"/>
    </style:style>
    <style:style style:name="T13" style:family="text">
      <style:text-properties officeooo:rsid="001991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e oral HHO</text:p>
      <text:p text:style-name="P2"/>
      <text:p text:style-name="P2"/>
      <text:p text:style-name="P3">[Diapo <text:span text:style-name="T1">6</text:span>]<text:line-break/>[TRANSITION D’INTRODUCTION]<text:line-break/>Comme expliqué par Carla, les sections 5.1 et 5.2 nous ont montré que la méthode HHO se relie à des variantes de degrés différents et au cas du P1 non conforme.<text:line-break/>Je vais maintenant vous parler de la section 5.3, intitulée <text:span text:style-name="Strong_20_Emphasis">Hybrid Mimetic Mixed method</text:span>, ou <text:span text:style-name="Strong_20_Emphasis">HMM</text:span>.</text:p>
      <text:p text:style-name="P4"><text:span text:style-name="T2">Cette section est très intéressante, car elle montre que la méthode HHO d’ordre 0, c’est-à-dire la plus simple possible</text:span><text:span text:style-name="T3">,</text:span><text:span text:style-name="T2"> </text:span><text:span text:style-name="Strong_20_Emphasis"><text:span text:style-name="T2">correspond exactement à une méthode bien connue</text:span></text:span><text:span text:style-name="T2"> : la méthode </text:span><text:span text:style-name="Strong_20_Emphasis"><text:span text:style-name="T2">HMM</text:span></text:span><text:span text:style-name="T2">, qui unifie plusieurs grands schémas de type volumes finis et mimétiques.</text:span></text:p>
      <text:p text:style-name="P5"/>
      <text:p text:style-name="P6"><text:span text:style-name="T4">[Diapo </text:span><text:span text:style-name="T5">7</text:span><text:span text:style-name="T4">]<text:line-break/></text:span>[Partie 1 – Rappel du contexte HHO] <text:line-break/>Pour bien comprendre ce lien, rappelons brièvement le principe d’une méthode HHO.</text:p>
      <text:p text:style-name="Text_20_body">Une méthode HHO associe, dans chaque élément du maillage, <text:span text:style-name="Strong_20_Emphasis">des inconnues sur les éléments</text:span> et <text:span text:style-name="Strong_20_Emphasis">des inconnues sur les faces</text:span>.<text:line-break/>Ces inconnues sont des polynômes de degré <text:span text:style-name="Emphasis">k</text:span>, et la méthode reconstruit localement un gradient et un potentiel pour approcher l’équation de Poisson.</text:p>
      <text:p text:style-name="Text_20_body">Quand on choisit <text:span text:style-name="Strong_20_Emphasis">k = 0</text:span>, c’est-à-dire des inconnues <text:span text:style-name="Strong_20_Emphasis">constantes</text:span> sur chaque cellule et sur chaque face, la méthode devient beaucoup plus simple.<text:line-break/>C’est ce cas particulier que la section 5.3 compare à la méthode HMM.<text:line-break/></text:p>
      <text:p text:style-name="Text_20_body"><text:span text:style-name="Strong_20_Emphasis"><text:span text:style-name="T6"/></text:span></text:p>
      <text:p text:style-name="P7"><text:span text:style-name="Strong_20_Emphasis"><text:span text:style-name="T7">[Diapo </text:span></text:span><text:span text:style-name="Strong_20_Emphasis"><text:span text:style-name="T8">8</text:span></text:span><text:span text:style-name="Strong_20_Emphasis"><text:span text:style-name="T7">]<text:line-break/>[Partie 3 – Les ingrédients de HMM]<text:line-break/>Passons maintenant à la </text:span></text:span><text:span text:style-name="Strong_20_Emphasis"><text:span text:style-name="T9">méthode HMM</text:span></text:span><text:span text:style-name="Strong_20_Emphasis"><text:span text:style-name="T7">. </text:span></text:span><text:span text:style-name="Strong_20_Emphasis"><text:span text:style-name="T10">Comme je l’ai dit tout à l’heure, l</text:span></text:span>e HMM, a été introduit pour <text:span text:style-name="Strong_20_Emphasis">unifier plusieurs méthodes polytopales de bas ordre</text:span>.</text:p>
      <text:p text:style-name="P7"><text:span text:style-name="Strong_20_Emphasis"><text:span text:style-name="T7">L’idée est la suivante : on veut approximer une équation de diffusion du type<text:line-break/>−Δu=f <text:s text:c="2"/>sur un maillage constitué de </text:span></text:span><text:span text:style-name="Strong_20_Emphasis"><text:span text:style-name="T9">cellules polytopales</text:span></text:span><text:span text:style-name="Strong_20_Emphasis"><text:span text:style-name="T7">.</text:span></text:span></text:p>
      <text:p text:style-name="P8">La construction du HMM repose sur trois ingrédients principaux :</text:p>
      <text:p text:style-name="P9"><text:span text:style-name="Strong_20_Emphasis"><text:span text:style-name="T9">1. Un gradient mimétique</text:span></text:span><text:span text:style-name="T9">, <text:s/></text:span>C’est une <text:span text:style-name="Strong_20_Emphasis"><text:span text:style-name="T6">approximation du gradient moyen</text:span></text:span> dans T obtenue via les valeurs aux faces. <text:span text:style-name="T9"><text:line-break/>2. </text:span><text:span text:style-name="Strong_20_Emphasis"><text:span text:style-name="T9">Une déviation de face</text:span></text:span><text:span text:style-name="T9">, notée d_{TF}(u), qui mesure l’écart entre la valeur réelle sur la face et la valeur prédite par le gradient. </text:span><text:span text:style-name="T11">Ici x_F et x_T </text:span>sont les centres de masse de la face et de l’élément. <text:span text:style-name="T9"><text:line-break/>3. </text:span><text:span text:style-name="Strong_20_Emphasis"><text:span text:style-name="T9">Une stabilisation</text:span></text:span><text:span text:style-name="T9">, notée s_T^hmm​, </text:span><text:span text:style-name="T11">qui est </text:span>une forme bilinéaire symétrique et définie positive <text:span text:style-name="T11">et qui</text:span> assure la <text:span text:style-name="Strong_20_Emphasis">stabilité</text:span> du schéma. (équivalent à la stabilisation <text:span text:style-name="T11">s_</text:span>T​ de HHO) </text:p>
      <text:p text:style-name="P10"><text:span text:style-name="T9">Ces trois éléments suffisent pour définir la méthode HMM.</text:span><text:span text:style-name="Strong_20_Emphasis"><text:span text:style-name="T7"> En effet, en les combinant, la méthode HMM pour le problème de Poisson s’écrit </text:span></text:span></text:p>
      <text:p text:style-name="P6"><text:soft-page-break/></text:p>
      <text:p text:style-name="P11"><text:span text:style-name="T9">[Diapo </text:span><text:span text:style-name="T1">9</text:span><text:span text:style-name="T9">] <text:line-break/></text:span>On retrouve ici le même esprit qu’en HHO : un terme <text:span text:style-name="Strong_20_Emphasis">consistant</text:span> (le produit des gradients) et un terme <text:span text:style-name="Strong_20_Emphasis">stabilisant</text:span>. </text:p>
      <text:p text:style-name="P12">Plus que le même esprit, en fait les opérateurs précédents on un lien direct avec les opérateurs HHO :</text:p>
      <text:p text:style-name="P11"/>
      <text:p text:style-name="P13">[Diapo <text:span text:style-name="T1">10</text:span>]<text:line-break/><text:span text:style-name="Strong_20_Emphasis">[Partie 5 – Lien entre HMM et HHO(k = 0)]</text:span></text:p>
      <text:p text:style-name="P14">La section 5.3.2 du livre démontre ensuite que la <text:span text:style-name="Strong_20_Emphasis">méthode HMM et la méthode HHO d’ordre 0 sont algébriquement équivalentes</text:span>.</text:p>
      <text:p text:style-name="P15">Précisément, le théorème dit que pour toute stabilisation pour HMM il existe une stabilisation s_T pour HHO tel que ces deux équations soit égales. Et c’est pareil dans l’autre sens. <text:span text:style-name="T12">Elles ont donc les mêmes matrices de discrétisation.</text:span></text:p>
      <text:p text:style-name="P13"/>
      <text:p text:style-name="P13">[Diapo <text:span text:style-name="T1">11</text:span>]<text:line-break/><text:span text:style-name="Strong_20_Emphasis">[Partie 6 – Remarques finales et portée de la section]</text:span></text:p>
      <text:p text:style-name="P16">Pour conclure cette section :</text:p>
      <text:p text:style-name="P16">- Le HMM exige que chaque élément du maillage soit <text:span text:style-name="Strong_20_Emphasis">étoilé</text:span> par rapport à un point xTx_TxT​.<text:line-break/>Ce n’est pas nécessaire pour HHO, qui est donc plus général.</text:p>
      <text:p text:style-name="P16">- Le point x_T peut être choisi librement ; cela permet d’inclure, dans la famille HMM, d’autres schémas célèbres comme le <text:span text:style-name="Strong_20_Emphasis">Two-Point Flux Approximation</text:span> (TPFA) utilisé en simulation d’écoulements.</text:p>
      <text:p text:style-name="P16">- Enfin, comme HMM englobe HFV, MFD et MFV, le lien avec HHO montre que cette méthode moderne <text:span text:style-name="Strong_20_Emphasis">prolonge et généralise</text:span> tout un pan des méthodes numériques polytopales classiques.</text:p>
      <text:p text:style-name="P13">En résumé, la section 5.3 établit un <text:span text:style-name="Strong_20_Emphasis">pont solide entre les méthodes modernes HHO et les méthodes plus anciennes HMM</text:span>. Elle montre que l’HHO ne part pas de zéro : elle s’appuie sur le même principe de localité, de conservation et de stabilisation, mais en les enrichissant pour obtenir <text:span text:style-name="Strong_20_Emphasis">des ordres de convergence arbitrairement élevés</text:span> et une <text:span text:style-name="Strong_20_Emphasis">grande flexibilité géométrique</text:span>. Ce lien est essentiel pour comprendre comment les HHO s’inscrivent dans la grande famille des méthodes polytopales, en continuité avec la tradition des volumes finis et des méthodes mimétiques.</text:p>
      <text:p text:style-name="P13"/>
      <text:p text:style-name="P17"><text:span text:style-name="T13">Notes :<text:line-break/>p¹ </text:span>est la <text:span text:style-name="Strong_20_Emphasis">reconstruction locale du potentiel</text:span> sur <text:span text:style-name="T13">T </text:span>c’est un polynôme de degré 111 (affine) construit à partir des inconnues <text:span text:style-name="T13">(v_t, (v_F))</text:span></text:p>
      <text:p text:style-name="P17">Les opérateurs δT\​ et δTF mesurent la <text:span text:style-name="Strong_20_Emphasis">différence</text:span> (projettée) entre la reconstruction pT1 et les valeurs discrètes <text:span text:style-name="T13">v_t / v_F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15:40:35.073321500</meta:creation-date>
    <dc:date>2025-11-13T12:25:09.028623400</dc:date>
    <meta:editing-duration>PT51M10S</meta:editing-duration>
    <meta:editing-cycles>4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24" meta:word-count="664" meta:character-count="4296" meta:non-whitespace-character-count="3327"/>
  </office:meta>
</office:document-meta>
</file>